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01250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18" calcext:value-type="float">
            <text:p>0.18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14 kWh</text:p>
          </table:table-cell>
          <table:table-cell office:value-type="float" office:value="606.06" calcext:value-type="float">
            <text:p>606.06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3.7" calcext:value-type="float">
            <text:p>3.7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320.11" calcext:value-type="float">
            <text:p>-320.11</text:p>
          </table:table-cell>
          <table:table-cell office:value-type="string" calcext:value-type="string">
            <text:p>T-0</text:p>
          </table:table-cell>
          <table:table-cell office:value-type="float" office:value="374.3" calcext:value-type="float">
            <text:p>374.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22" calcext:value-type="float">
            <text:p>1.22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20 kWh</text:p>
          </table:table-cell>
          <table:table-cell office:value-type="float" office:value="650.11" calcext:value-type="float">
            <text:p>650.11</text:p>
          </table:table-cell>
          <table:table-cell office:value-type="string" calcext:value-type="string">
            <text:p>14-12-2017</text:p>
          </table:table-cell>
          <table:table-cell office:value-type="string" calcext:value-type="string">
            <text:p>14-01-2018</text:p>
          </table:table-cell>
          <table:table-cell office:value-type="float" office:value="3.91" calcext:value-type="float">
            <text:p>3.91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43.37" calcext:value-type="float">
            <text:p>-343.37</text:p>
          </table:table-cell>
          <table:table-cell office:value-type="string" calcext:value-type="string">
            <text:p>T-0</text:p>
          </table:table-cell>
          <table:table-cell office:value-type="float" office:value="396.02" calcext:value-type="float">
            <text:p>396.0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2.05" calcext:value-type="float">
            <text:p>2.05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2 kWh</text:p>
          </table:table-cell>
          <table:table-cell office:value-type="float" office:value="739.56" calcext:value-type="float">
            <text:p>739.56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4-12-2017</text:p>
          </table:table-cell>
          <table:table-cell office:value-type="float" office:value="4.33" calcext:value-type="float">
            <text:p>4.33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390.62" calcext:value-type="float">
            <text:p>-390.62</text:p>
          </table:table-cell>
          <table:table-cell office:value-type="string" calcext:value-type="string">
            <text:p>T-0</text:p>
          </table:table-cell>
          <table:table-cell office:value-type="float" office:value="439.13" calcext:value-type="float">
            <text:p>439.1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13 kWh</text:p>
          </table:table-cell>
          <table:table-cell office:value-type="float" office:value="591.01" calcext:value-type="float">
            <text:p>591.0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3.62" calcext:value-type="float">
            <text:p>3.62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 office:value-type="float" office:value="-312.17" calcext:value-type="float">
            <text:p>-312.17</text:p>
          </table:table-cell>
          <table:table-cell office:value-type="string" calcext:value-type="string">
            <text:p>T-0</text:p>
          </table:table-cell>
          <table:table-cell office:value-type="float" office:value="365.92" calcext:value-type="float">
            <text:p>365.9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5" calcext:value-type="float">
            <text:p>0.5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15 kWh</text:p>
          </table:table-cell>
          <table:table-cell office:value-type="float" office:value="603.9" calcext:value-type="float">
            <text:p>603.9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3.68" calcext:value-type="float">
            <text:p>3.68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 office:value-type="float" office:value="-318.97" calcext:value-type="float">
            <text:p>-318.97</text:p>
          </table:table-cell>
          <table:table-cell office:value-type="string" calcext:value-type="string">
            <text:p>T-0</text:p>
          </table:table-cell>
          <table:table-cell office:value-type="float" office:value="372.24" calcext:value-type="float">
            <text:p>372.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61" calcext:value-type="float">
            <text:p>0.61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1 kWh</text:p>
          </table:table-cell>
          <table:table-cell office:value-type="float" office:value="571.03" calcext:value-type="float">
            <text:p>571.03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52" calcext:value-type="float">
            <text:p>3.52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01.61" calcext:value-type="float">
            <text:p>-301.61</text:p>
          </table:table-cell>
          <table:table-cell office:value-type="string" calcext:value-type="string">
            <text:p>T-0</text:p>
          </table:table-cell>
          <table:table-cell office:value-type="float" office:value="356.34" calcext:value-type="float">
            <text:p>356.3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03 kWh</text:p>
          </table:table-cell>
          <table:table-cell office:value-type="float" office:value="508.31" calcext:value-type="float">
            <text:p>508.31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22" calcext:value-type="float">
            <text:p>3.22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268.48" calcext:value-type="float">
            <text:p>-268.48</text:p>
          </table:table-cell>
          <table:table-cell office:value-type="string" calcext:value-type="string">
            <text:p>T-0</text:p>
          </table:table-cell>
          <table:table-cell office:value-type="float" office:value="325.5" calcext:value-type="float">
            <text:p>325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 office:value-type="float" office:value="0.52" calcext:value-type="float">
            <text:p>0.52</text:p>
          </table:table-cell>
          <table:table-cell office:value-type="float" office:value="29.24" calcext:value-type="float">
            <text:p>29.24</text:p>
          </table:table-cell>
          <table:table-cell office:value-type="string" calcext:value-type="string">
            <text:p>111 kWh</text:p>
          </table:table-cell>
          <table:table-cell office:value-type="float" office:value="566.43" calcext:value-type="float">
            <text:p>566.4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49" calcext:value-type="float">
            <text:p>3.49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299.17" calcext:value-type="float">
            <text:p>-299.17</text:p>
          </table:table-cell>
          <table:table-cell office:value-type="string" calcext:value-type="string">
            <text:p>T-0</text:p>
          </table:table-cell>
          <table:table-cell office:value-type="float" office:value="353.38" calcext:value-type="float">
            <text:p>353.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0.98" calcext:value-type="float">
            <text:p>0.98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18 kWh</text:p>
          </table:table-cell>
          <table:table-cell office:value-type="float" office:value="609.09" calcext:value-type="float">
            <text:p>609.09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3.7" calcext:value-type="float">
            <text:p>3.7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21.36" calcext:value-type="float">
            <text:p>-321.36</text:p>
          </table:table-cell>
          <table:table-cell office:value-type="string" calcext:value-type="string">
            <text:p>T-0</text:p>
          </table:table-cell>
          <table:table-cell office:value-type="float" office:value="374.18" calcext:value-type="float">
            <text:p>374.1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/>
          <table:table-cell office:value-type="float" office:value="29.87" calcext:value-type="float">
            <text:p>29.87</text:p>
          </table:table-cell>
          <table:table-cell office:value-type="string" calcext:value-type="string">
            <text:p>113 kWh</text:p>
          </table:table-cell>
          <table:table-cell office:value-type="float" office:value="564.22" calcext:value-type="float">
            <text:p>564.22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3.48" calcext:value-type="float">
            <text:p>3.48</text:p>
          </table:table-cell>
          <table:table-cell office:value-type="float" office:value="-14.5" calcext:value-type="float">
            <text:p>-14.5</text:p>
          </table:table-cell>
          <table:table-cell office:value-type="float" office:value="-9.37" calcext:value-type="float">
            <text:p>-9.37</text:p>
          </table:table-cell>
          <table:table-cell office:value-type="float" office:value="-297.45" calcext:value-type="float">
            <text:p>-297.45</text:p>
          </table:table-cell>
          <table:table-cell office:value-type="string" calcext:value-type="string">
            <text:p>T-0</text:p>
          </table:table-cell>
          <table:table-cell office:value-type="float" office:value="351.7" calcext:value-type="float">
            <text:p>351.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.04" calcext:value-type="float">
            <text:p>20.04</text:p>
          </table:table-cell>
          <table:table-cell office:value-type="float" office:value="0.23" calcext:value-type="float">
            <text:p>0.23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95 kWh</text:p>
          </table:table-cell>
          <table:table-cell office:value-type="float" office:value="439.86" calcext:value-type="float">
            <text:p>439.86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2.45" calcext:value-type="float">
            <text:p>2.45</text:p>
          </table:table-cell>
          <table:table-cell office:value-type="float" office:value="-3.85" calcext:value-type="float">
            <text:p>-3.85</text:p>
          </table:table-cell>
          <table:table-cell office:value-type="float" office:value="-9.33" calcext:value-type="float">
            <text:p>-9.33</text:p>
          </table:table-cell>
          <table:table-cell office:value-type="float" office:value="-231.89" calcext:value-type="float">
            <text:p>-231.89</text:p>
          </table:table-cell>
          <table:table-cell office:value-type="string" calcext:value-type="string">
            <text:p>T-0</text:p>
          </table:table-cell>
          <table:table-cell office:value-type="float" office:value="247.26" calcext:value-type="float">
            <text:p>247.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9.96" calcext:value-type="float">
            <text:p>19.96</text:p>
          </table:table-cell>
          <table:table-cell office:value-type="float" office:value="0.46" calcext:value-type="float">
            <text:p>0.46</text:p>
          </table:table-cell>
          <table:table-cell office:value-type="float" office:value="29.63" calcext:value-type="float">
            <text:p>29.63</text:p>
          </table:table-cell>
          <table:table-cell office:value-type="string" calcext:value-type="string">
            <text:p>97 kWh</text:p>
          </table:table-cell>
          <table:table-cell office:value-type="float" office:value="449.12" calcext:value-type="float">
            <text:p>449.12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2.49" calcext:value-type="float">
            <text:p>2.49</text:p>
          </table:table-cell>
          <table:table-cell office:value-type="float" office:value="-3.84" calcext:value-type="float">
            <text:p>-3.84</text:p>
          </table:table-cell>
          <table:table-cell office:value-type="float" office:value="-9.3" calcext:value-type="float">
            <text:p>-9.3</text:p>
          </table:table-cell>
          <table:table-cell office:value-type="float" office:value="-236.76" calcext:value-type="float">
            <text:p>-236.76</text:p>
          </table:table-cell>
          <table:table-cell office:value-type="string" calcext:value-type="string">
            <text:p>T-0</text:p>
          </table:table-cell>
          <table:table-cell office:value-type="float" office:value="251.76" calcext:value-type="float">
            <text:p>251.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39:35.897000000</meta:creation-date>
    <dc:date>2018-03-27T21:42:14.085000000</dc:date>
    <meta:editing-duration>PT2M38S</meta:editing-duration>
    <meta:editing-cycles>1</meta:editing-cycles>
    <meta:document-statistic meta:table-count="1" meta:cell-count="178" meta:object-count="0"/>
    <meta:generator>LibreOffice/5.3.4.2$Windows_x86 LibreOffice_project/f82d347ccc0be322489bf7da61d7e4ad13fe2ff3</meta:generator>
  </office:meta>
</office:document-meta>
</file>